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3" style:family="paragraph" style:parent-style-name="Standard" style:master-page-name="Standard">
      <style:paragraph-properties style:page-number="1"/>
      <style:text-properties style:font-name="Lato" fo:font-size="20pt" style:font-name-asian="Lato1" style:font-size-asian="20pt" style:font-name-complex="Lato1" style:font-size-complex="20pt"/>
    </style:style>
    <style:style style:name="P4" style:family="paragraph" style:parent-style-name="Standard">
      <style:text-properties style:font-name="Lato" fo:font-size="20pt" style:font-name-asian="Lato1" style:font-size-asian="20pt" style:font-name-complex="Lato1" style:font-size-complex="20pt"/>
    </style:style>
    <style:style style:name="P5" style:family="paragraph" style:parent-style-name="Standard">
      <style:text-properties style:font-name="Lato" style:font-name-asian="Lato1" style:font-name-complex="Lato1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Lato" style:font-name-asian="Lato1" style:font-name-complex="Lato1"/>
    </style:style>
    <style:style style:name="P7" style:family="paragraph" style:parent-style-name="Standard">
      <style:text-properties style:font-name="Lato" fo:font-size="16pt" style:font-name-asian="Lato1" style:font-size-asian="16pt" style:font-name-complex="Lato1" style:font-size-complex="16pt"/>
    </style:style>
    <style:style style:name="P8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9" style:family="paragraph" style:parent-style-name="Standard">
      <style:text-properties style:font-name="Lato" fo:font-size="14pt" officeooo:paragraph-rsid="000bd338" style:font-name-asian="Lato1" style:font-size-asian="14pt" style:font-name-complex="Lato1" style:font-size-complex="14pt"/>
    </style:style>
    <style:style style:name="P10" style:family="paragraph" style:parent-style-name="Standard">
      <style:text-properties fo:color="#ffffff" loext:opacity="100%" style:font-name="Courier New" fo:background-color="#666666" style:font-name-asian="Courier New1" style:font-name-complex="Courier New1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Courier New" fo:background-color="#666666" style:font-name-asian="Courier New1" style:font-name-complex="Courier New1"/>
    </style:style>
    <style:style style:name="P12" style:family="paragraph" style:parent-style-name="Standard">
      <style:text-properties fo:color="#ffffff" loext:opacity="100%" style:font-name="Courier New" fo:background-color="#434343" style:font-name-asian="Courier New1" style:font-name-complex="Courier New1"/>
    </style:style>
    <style:style style:name="P13" style:family="paragraph" style:parent-style-name="Standard">
      <style:text-properties fo:color="#ffffff" loext:opacity="100%" style:font-name="Lato" fo:background-color="#434343" style:font-name-asian="Lato1" style:font-name-complex="Lato1"/>
    </style:style>
    <style:style style:name="T1" style:family="text">
      <style:text-properties style:font-name="Lato" style:font-name-asian="Lato1" style:font-name-complex="Lato1"/>
    </style:style>
    <style:style style:name="T2" style:family="text">
      <style:text-properties style:font-name="Lato" fo:font-size="14pt" style:font-name-asian="Lato1" style:font-size-asian="14pt" style:font-name-complex="Lato1" style:font-size-complex="14pt"/>
    </style:style>
    <style:style style:name="T3" style:family="text">
      <style:text-properties fo:color="#1155cc" loext:opacity="100%" style:font-name="Lato" style:text-underline-style="solid" style:text-underline-width="auto" style:text-underline-color="font-color" style:font-name-asian="Lato1" style:font-name-complex="Lato1"/>
    </style:style>
    <style:style style:name="T4" style:family="text">
      <style:text-properties fo:color="#1155cc" loext:opacity="100%" style:font-name="Lato" fo:font-size="14pt" style:text-underline-style="solid" style:text-underline-width="auto" style:text-underline-color="font-color" style:font-name-asian="Lato1" style:font-size-asian="14pt" style:font-name-complex="Lato1" style:font-size-complex="14pt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fo:color="#1155cc" loext:opacity="100%" style:text-underline-style="solid" style:text-underline-width="auto" style:text-underline-color="font-color" officeooo:rsid="000bd338"/>
    </style:style>
    <style:style style:name="T7" style:family="text">
      <style:text-properties officeooo:rsid="000bd3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samiento OCR</text:p>
      <text:p text:style-name="P1"/>
      <text:p text:style-name="P1">Este proyecto está pensado para brindar herramientas de procesamiento de escaneos de documentos mecanografiados o impresos. A partir de un archivo de imagen, aplica un OCR y realiza algunas funciones de post-procesamiento para mejorar el resultado, incluyendo un corrector ortográfico.</text:p>
      <text:p text:style-name="P1"/>
      <text:p text:style-name="P4">Tesseract</text:p>
      <text:p text:style-name="P1"/>
      <text:p text:style-name="Standard"><text:span text:style-name="T1">El OCR utilizado puede encontrarse acá: </text:span><text:a xlink:type="simple" xlink:href="https://github.com/tesseract-ocr/tesserac" text:style-name="ListLabel_20_10" text:visited-style-name="ListLabel_20_10"><text:span text:style-name="T3">Tesseract-OCR</text:span></text:a></text:p>
      <text:p text:style-name="Standard"><text:span text:style-name="T1">Y un poco de documentación acá: </text:span><text:a xlink:type="simple" xlink:href="https://tesseract-ocr.github.io/tessdoc" text:style-name="ListLabel_20_10" text:visited-style-name="ListLabel_20_10"><text:span text:style-name="T3">TessDoc</text:span></text:a></text:p>
      <text:p text:style-name="P1"/>
      <text:p text:style-name="P4">Post-Procesamiento</text:p>
      <text:p text:style-name="P1"/>
      <text:p text:style-name="P1">La función postprocessing ejecuta estas acciones:</text:p>
      <text:list xml:id="list2003088430" text:style-name="WWNum1">
        <text:list-item>
          <text:p text:style-name="P6">Filtro: elimina todo caracter que no sea letra o número. Dado que este proyecto fue pensado para obtener texto plano para indexar archivos en un motor de búsqueda no interesaban los caracteres que no formaran palabras.</text:p>
        </text:list-item>
        <text:list-item>
          <text:p text:style-name="P6">Unión de palabras: une saltos de línea que contengan guiones medios o bajos con la continuación en la línea siguiente.</text:p>
        </text:list-item>
        <text:list-item>
          <text:p text:style-name="P6">Elimina basura: los escaneos suelen tener manchas que el OCR reconoce como caracteres, eliminamos algo de esa información que es inservible.</text:p>
        </text:list-item>
        <text:list-item>
          <text:p text:style-name="P6">Spellchecker: explicado a continuación.</text:p>
        </text:list-item>
      </text:list>
      <text:p text:style-name="P1"/>
      <text:p text:style-name="P7">Corrector: Jamspell</text:p>
      <text:p text:style-name="P1"/>
      <text:p text:style-name="Standard"><text:span text:style-name="T1">Se puede encontrar más información en la </text:span><text:a xlink:type="simple" xlink:href="https://github.com/bakwc/JamSpell/" text:style-name="ListLabel_20_10" text:visited-style-name="ListLabel_20_10"><text:span text:style-name="T3">web de Jamspell</text:span></text:a><text:span text:style-name="T1">.</text:span></text:p>
      <text:p text:style-name="Standard"><text:span text:style-name="T1">Es un corrector ortográfico que implementa el </text:span><text:a xlink:type="simple" xlink:href="http://norvig.com/spell-correct.html" text:style-name="ListLabel_20_10" text:visited-style-name="ListLabel_20_10"><text:span text:style-name="T3">algoritmo</text:span></text:a><text:a xlink:type="simple" xlink:href="http://norvig.com/spell-correct.html" text:style-name="ListLabel_20_10" text:visited-style-name="ListLabel_20_10"><text:span text:style-name="T3"> de </text:span></text:a><text:a xlink:type="simple" xlink:href="http://norvig.com/spell-correct.html" text:style-name="ListLabel_20_10" text:visited-style-name="ListLabel_20_10"><text:span text:style-name="T3">Norvig</text:span></text:a><text:span text:style-name="T1"> y le incorpora contexto con un modelo de N-gramas.</text:span></text:p>
      <text:p text:style-name="Standard"><text:span text:style-name="T1">Para el idioma español hizo falta entrenar el modelo. Para esto utilizamos una base de datos de dictámenes ya almacenados en documentos de texto y siguiendo los pasos en la </text:span><text:a xlink:type="simple" xlink:href="https://github.com/bakwc/JamSpell/#train" text:style-name="ListLabel_20_10" text:visited-style-name="ListLabel_20_10"><text:span text:style-name="T3">sección de entrenamiento</text:span></text:a><text:span text:style-name="T1">.</text:span></text:p>
      <text:p text:style-name="P1"/>
      <text:p text:style-name="P1">Para poder corregir palabras que el OCR quizá haya reconocido erróneamente, utilizamos un diccionario que incluye símbolos. El diccionario fue el siguiente:</text:p>
      <text:p text:style-name="P1">aábcdeéfghiíjklmnñoópqrstuúüvwxyzº—:(-_)£%;=*"”\'«/¡!¿|&gt;?+$“&amp;…»[]€&lt;0123456789</text:p>
      <text:p text:style-name="P1"/>
      <text:p text:style-name="P4">Set de pruebas</text:p>
      <text:p text:style-name="P1"/>
      <text:p text:style-name="P1">En la carpeta ‘pruebas’ se encuentran archivos de imagen y sus transcripciones correctas para poder realizar pruebas.</text:p>
      <text:p text:style-name="P1"><text:soft-page-break/></text:p>
      <text:p text:style-name="P4">Instalación y Uso</text:p>
      <text:p text:style-name="P1"/>
      <text:p text:style-name="P2">Ambiente virtual</text:p>
      <text:p text:style-name="P1"/>
      <text:p text:style-name="P1">Crear un ambiente virtual para compilar y ejecutar el comando:</text:p>
      <text:p text:style-name="P1"/>
      <text:p text:style-name="P10"><text:s text:c="4"/>$ cd &lt;CARPETA&gt;</text:p>
      <text:p text:style-name="P10"><text:s text:c="4"/>$ python -m venv .venv</text:p>
      <text:p text:style-name="P1"/>
      <text:p text:style-name="P1">Activar el ambiente virtual</text:p>
      <text:p text:style-name="P1"/>
      <text:p text:style-name="P10"><text:s text:c="4"/>$ source .venv/bin/activate</text:p>
      <text:p text:style-name="P1"/>
      <text:p text:style-name="P2">Instalar bibliotecas</text:p>
      <text:p text:style-name="P1"/>
      <text:p text:style-name="P10"><text:s text:c="4"/>$ pip install -r src/requirements.txt</text:p>
      <text:p text:style-name="P1"/>
      <text:p text:style-name="P9">Instalar Tesseract, <text:a xlink:type="simple" xlink:href="https://packages.debian.org/stretch/swig3.0" text:style-name="ListLabel_20_11" text:visited-style-name="ListLabel_20_11"><text:span text:style-name="T5">swig</text:span></text:a><text:span text:style-name="T7"> y <text:s/></text:span><text:a xlink:type="simple" xlink:href="https://jamspell.com/" text:style-name="ListLabel_20_10" text:visited-style-name="ListLabel_20_10"><text:span text:style-name="T6">JamSpell</text:span></text:a></text:p>
      <text:p text:style-name="P1"/>
      <text:p text:style-name="P10"><text:s text:c="4"/>$ sudo <text:span text:style-name="T7">sh install.sh</text:span></text:p>
      <text:p text:style-name="P2"/>
      <text:p text:style-name="P2">Uso</text:p>
      <text:p text:style-name="P1">Para procesar una imagen (llamada “filename”) ubicada en una carpeta de origen (in_path) y guardar los resultados en una carpeta de destino (“out_path”)</text:p>
      <text:p text:style-name="P1"/>
      <text:p text:style-name="P1">desde la terminal: </text:p>
      <text:p text:style-name="P12">python3 src/procesamiento_img_txt_minimal.py filename in_path out_path</text:p>
      <text:p text:style-name="P1"/>
      <text:p text:style-name="P1">o desde el intérprete de python:</text:p>
      <text:p text:style-name="P12">ocr_tesseract_img(filename, in_path, out_path)</text:p>
      <text:p text:style-name="P1"/>
      <text:p text:style-name="P1">por ejemplo:</text:p>
      <text:p text:style-name="P13">python3 src/procesamiento_img_txt_minimal.py 'La Razón 1986-06-23 Efectúan hoy la....tif' 'pruebas/carpeta_img' 'pruebas/carpeta_txt'</text:p>
      <text:p text:style-name="P1"/>
      <text:p text:style-name="P13">in_path = 'pruebas/carpeta_img'</text:p>
      <text:p text:style-name="P13">out_path = 'pruebas/carpeta_txt'</text:p>
      <text:p text:style-name="P13">filename = 'La Razón 1986-06-23 Efectúan hoy la....tif'</text:p>
      <text:p text:style-name="P13">ocr_tesseract_img(filename, in_path, out_path)</text:p>
      <text:p text:style-name="P2"/>
      <text:p text:style-name="P1"/>
      <text:p text:style-name="P1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Lato" fo:font-family="Lato" style:font-family-generic="roman" style:font-pitch="variable" fo:font-size="14pt" style:text-underline-style="solid" style:text-underline-width="auto" style:text-underline-color="font-color" style:font-name-asian="Lato1" style:font-family-asian="Lato" style:font-family-generic-asian="system" style:font-pitch-asian="variable" style:font-size-asian="14pt" style:font-name-complex="Lato1" style:font-family-complex="Lato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2T10:39:12.330088892</dc:date>
    <meta:editing-duration>PT1M47S</meta:editing-duration>
    <meta:editing-cycles>1</meta:editing-cycles>
    <meta:document-statistic meta:table-count="0" meta:image-count="0" meta:object-count="0" meta:page-count="3" meta:paragraph-count="42" meta:word-count="373" meta:character-count="2692" meta:non-whitespace-character-count="2344"/>
  </office:meta>
</office:document-meta>
</file>